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EB200006A260AD9A337.svm"/>
  <manifest:file-entry manifest:media-type="" manifest:full-path="Pictures/2000000700007FC000005295E47AA72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VVM (Model – View – ViewModel) Teori:</text:p>
      <text:p text:style-name="Standard"/>
      <text:p text:style-name="Standard">Seperation of concerns:</text:p>
      <text:p text:style-name="Standard"/>
      <text:p text:style-name="Standard">Views:</text:p>
      <text:list xml:id="list5916421872898717682" text:style-name="L1">
        <text:list-item>
          <text:p text:style-name="P1">(Only) User Interface</text:p>
        </text:list-item>
        <text:list-item>
          <text:p text:style-name="P1">No Business Logic</text:p>
        </text:list-item>
        <text:list-item>
          <text:p text:style-name="P1">Activities and fragments</text:p>
        </text:list-item>
        <text:list-item>
          <text:p text:style-name="P1">Dispatches events from user to viewModel</text:p>
        </text:list-item>
        <text:list-item>
          <text:p text:style-name="P1">Has direct reference to ViewModel and can update it</text:p>
        </text:list-item>
        <text:list-item>
          <text:p text:style-name="P1">Observes changes from ViewModel but is not updated by it.</text:p>
        </text:list-item>
      </text:list>
      <text:p text:style-name="Standard"/>
      <text:p text:style-name="Standard">ViewModels:</text:p>
      <text:list xml:id="list3733312411611333063" text:style-name="L2">
        <text:list-item>
          <text:p text:style-name="P2">Glue between view and repository</text:p>
        </text:list-item>
        <text:list-item>
          <text:p text:style-name="P2">Gets Data from repository</text:p>
        </text:list-item>
        <text:list-item>
          <text:p text:style-name="P2">Has direct link to Repository and can update it.</text:p>
        </text:list-item>
        <text:list-item>
          <text:p text:style-name="P2">Observes and adapts to data in repository. </text:p>
        </text:list-item>
        <text:list-item>
          <text:p text:style-name="P2">Exposes data to View. </text:p>
        </text:list-item>
        <text:list-item>
          <text:p text:style-name="P2">Exposed and retrived data can be LiveData, RXJava or another observable</text:p>
        </text:list-item>
        <text:list-item>
          <text:p text:style-name="P2">LiveData has some advantages over RxJava, for example that it automatically unsubscribe when fragment is destroyed. </text:p>
        </text:list-item>
      </text:list>
      <text:p text:style-name="Standard"/>
      <text:p text:style-name="Standard">Repository: </text:p>
      <text:list xml:id="list401996432796012308" text:style-name="L4">
        <text:list-item>
          <text:p text:style-name="P4">Mediator between local storage and server</text:p>
        </text:list-item>
        <text:list-item>
          <text:p text:style-name="P4">Has direct link to models and external data sources. </text:p>
        </text:list-item>
        <text:list-item>
          <text:p text:style-name="P4">Observes data from them</text:p>
        </text:list-item>
        <text:list-item>
          <text:p text:style-name="P4">Exposes data to ViewModels. </text:p>
        </text:list-item>
        <text:list-item>
          <text:p text:style-name="P4">The single source of truth for viewModel, only source of data for the VM</text:p>
        </text:list-item>
        <text:list-item>
          <text:p text:style-name="P4">Handles data and their data structures</text:p>
        </text:list-item>
      </text:list>
      <text:p text:style-name="Standard"/>
      <text:p text:style-name="Standard">Models: </text:p>
      <text:list xml:id="list8188042254034044141" text:style-name="L3">
        <text:list-item>
          <text:p text:style-name="P3">Has direct link to databases</text:p>
        </text:list-item>
        <text:list-item>
          <text:p text:style-name="P3">Observes data from databases</text:p>
        </text:list-item>
        <text:list-item>
          <text:p text:style-name="P3">Exposes data to repository</text:p>
        </text:list-item>
        <text:list-item>
          <text:p text:style-name="P3">Business logic</text:p>
        </text:list-item>
      </text:list>
      <text:p text:style-name="Standard"/>
      <text:p text:style-name="Standard">Remote Data Sources</text:p>
      <text:list xml:id="list4447346343902462605" text:style-name="L5">
        <text:list-item>
          <text:p text:style-name="P5">Direct link to webservices</text:p>
        </text:list-item>
        <text:list-item>
          <text:p text:style-name="P5">Exposes data to Repositories</text:p>
        </text:list-item>
        <text:list-item>
          <text:p text:style-name="P5">Does not observe data from webservices</text:p>
        </text:list-item>
        <text:list-item>
          <text:p text:style-name="P5"/>
        </text:list-item>
      </text:list>
      <text:p text:style-name="Standard"/>
      <text:p text:style-name="Standard"><draw:frame draw:style-name="fr1" draw:name="bilder1" text:anchor-type="paragraph" svg:width="17cm" svg:height="16.302cm" draw:z-index="0"><draw:image xlink:href="Pictures/2000000700006EB200006A260AD9A337.svm" xlink:type="simple" xlink:show="embed" xlink:actuate="onLoad"/></draw:frame><draw:frame draw:style-name="fr2" draw:name="bilder2" text:anchor-type="paragraph" svg:x="0.231cm" svg:y="16.508cm" svg:width="14.355cm" svg:height="8.879cm" draw:z-index="1"><draw:image xlink:href="Pictures/2000000700007FC000005295E47AA720.svm" xlink:type="simple" xlink:show="embed" xlink:actuate="onLoad"/></draw:frame><text:soft-page-break/></text:p>
      <text:p text:style-name="Standard"/>
      <text:p text:style-name="Standard"><text:soft-page-break/></text:p>
      <text:p text:style-name="Standard">Setting up an MVVM project: </text:p>
      <text:p text:style-name="Standard"/>
      <text:p text:style-name="Standard">1: Implement androidx lifecycles in the grade.build app version</text:p>
      <text:p text:style-name="Standard">2: Rename main and xml to something meaningfull</text:p>
      <text:p text:style-name="Standard">3: Create packages for «data», «ui», «utilities» and so on</text:p>
      <text:p text:style-name="Standard">4: Make a model data class in data (Like «Quotes» or «Employees»)</text:p>
      <text:p text:style-name="Standard">5: Make a modelDao class in data (Like «QuotesDao» or «EmployeesDao»)</text:p>
      <text:p text:style-name="Standard">6: Set up the database (in data or external)</text:p>
      <text:p text:style-name="Standard">7: Set up Repository (in data) (Singleton within a module)</text:p>
      <text:p text:style-name="Standard">8: Set up the ViewModel (in ui)</text:p>
      <text:p text:style-name="Standard">9: Set up the ViewModelFactor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an Karseth</meta:initial-creator>
    <meta:creation-date>2020-10-21T10:43:57.48</meta:creation-date>
    <meta:document-statistic meta:table-count="0" meta:image-count="2" meta:object-count="0" meta:page-count="3" meta:paragraph-count="43" meta:word-count="291" meta:character-count="1646"/>
    <dc:date>2020-10-21T13:35:11.14</dc:date>
    <dc:creator>Allan Karseth</dc:creator>
    <meta:editing-duration>PT19M5S</meta:editing-duration>
    <meta:editing-cycles>1</meta:editing-cycles>
    <meta:generator>OpenOffice/4.1.7$Win32 OpenOffice.org_project/417m1$Build-9800</meta:generator>
  </office:meta>
</office:document-meta>
</file>